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9-01T00:00:00" table:style-name="ce5">
            <text:p>2022/9/1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37929" table:style-name="ce6">
            <text:p>37,929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03820" table:style-name="ce6">
            <text:p>103,820<text:s/></text:p>
          </table:table-cell>
          <table:table-cell office:value-type="float" office:value="36351" table:style-name="ce6">
            <text:p>36,35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9235" table:style-name="ce6">
            <text:p>19,23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32859" table:style-name="ce6">
            <text:p>32,859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0165" table:style-name="ce6">
            <text:p>20,165<text:s/></text:p>
          </table:table-cell>
          <table:table-cell office:value-type="float" office:value="45434" table:style-name="ce6">
            <text:p>45,434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53055" table:style-name="ce6">
            <text:p>53,055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3974" table:style-name="ce6">
            <text:p>33,974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4647" table:style-name="ce6">
            <text:p>4,647<text:s/></text:p>
          </table:table-cell>
          <table:table-cell table:number-columns-repeated="16264"/>
        </table:table-row>
        <table:table-row table:style-name="ro2">
          <table:table-cell office:value-type="date" office:date-value="2022-09-02T00:00:00" table:style-name="ce5">
            <text:p>2022/9/2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38992" table:style-name="ce6">
            <text:p>38,992<text:s/></text:p>
          </table:table-cell>
          <table:table-cell office:value-type="float" office:value="37984" table:style-name="ce6">
            <text:p>37,98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16353" table:style-name="ce6">
            <text:p>116,353<text:s/></text:p>
          </table:table-cell>
          <table:table-cell office:value-type="float" office:value="38925" table:style-name="ce6">
            <text:p>38,925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47977" table:style-name="ce6">
            <text:p>47,977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30293" table:style-name="ce6">
            <text:p>30,293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56459" table:style-name="ce6">
            <text:p>56,459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6777" table:style-name="ce6">
            <text:p>26,777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35708" table:style-name="ce6">
            <text:p>35,708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823" table:style-name="ce6">
            <text:p>4,823<text:s/></text:p>
          </table:table-cell>
          <table:table-cell table:number-columns-repeated="16264"/>
        </table:table-row>
        <table:table-row table:style-name="ro2">
          <table:table-cell office:value-type="date" office:date-value="2022-09-03T00:00:00" table:style-name="ce5">
            <text:p>2022/9/3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84090" table:style-name="ce6">
            <text:p>84,090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39273" table:style-name="ce6">
            <text:p>39,27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5325" table:style-name="ce6">
            <text:p>35,32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366" table:style-name="ce6">
            <text:p>2,366<text:s/></text:p>
          </table:table-cell>
          <table:table-cell table:number-columns-repeated="16264"/>
        </table:table-row>
        <table:table-row table:style-name="ro2">
          <table:table-cell office:value-type="date" office:date-value="2022-09-04T00:00:00" table:style-name="ce5">
            <text:p>2022/9/4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9187" table:style-name="ce6">
            <text:p>79,187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194" table:style-name="ce6">
            <text:p>2,194<text:s/></text:p>
          </table:table-cell>
          <table:table-cell table:number-columns-repeated="16264"/>
        </table:table-row>
        <table:table-row table:style-name="ro2">
          <table:table-cell office:value-type="date" office:date-value="2022-09-05T00:00:00" table:style-name="ce5">
            <text:p>2022/9/5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100494" table:style-name="ce6">
            <text:p>100,494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2830" table:style-name="ce6">
            <text:p>22,830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32470" table:style-name="ce6">
            <text:p>32,470<text:s/></text:p>
          </table:table-cell>
          <table:table-cell office:value-type="float" office:value="32610" table:style-name="ce6">
            <text:p>32,61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45724" table:style-name="ce6">
            <text:p>45,724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50855" table:style-name="ce6">
            <text:p>50,855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3540" table:style-name="ce6">
            <text:p>33,540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style-name="ro2">
          <table:table-cell office:value-type="date" office:date-value="2022-09-06T00:00:00" table:style-name="ce5">
            <text:p>2022/9/6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38491" table:style-name="ce6">
            <text:p>38,491<text:s/></text:p>
          </table:table-cell>
          <table:table-cell office:value-type="float" office:value="36148" table:style-name="ce6">
            <text:p>36,14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31799" table:style-name="ce6">
            <text:p>31,799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103077" table:style-name="ce6">
            <text:p>103,077<text:s/></text:p>
          </table:table-cell>
          <table:table-cell office:value-type="float" office:value="37328" table:style-name="ce6">
            <text:p>37,328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33896" table:style-name="ce6">
            <text:p>33,896<text:s/></text:p>
          </table:table-cell>
          <table:table-cell office:value-type="float" office:value="33517" table:style-name="ce6">
            <text:p>33,517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47104" table:style-name="ce6">
            <text:p>47,104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53051" table:style-name="ce6">
            <text:p>53,051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5524" table:style-name="ce6">
            <text:p>35,524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726" table:style-name="ce6">
            <text:p>4,726<text:s/></text:p>
          </table:table-cell>
          <table:table-cell table:number-columns-repeated="16264"/>
        </table:table-row>
        <table:table-row table:style-name="ro2">
          <table:table-cell office:value-type="date" office:date-value="2022-09-07T00:00:00" table:style-name="ce5">
            <text:p>2022/9/7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36013" table:style-name="ce6">
            <text:p>36,013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11610" table:style-name="ce6">
            <text:p>111,610<text:s/></text:p>
          </table:table-cell>
          <table:table-cell office:value-type="float" office:value="38338" table:style-name="ce6">
            <text:p>38,33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33220" table:style-name="ce6">
            <text:p>33,220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47597" table:style-name="ce6">
            <text:p>47,597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27272" table:style-name="ce6">
            <text:p>27,272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53243" table:style-name="ce6">
            <text:p>53,243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676" table:style-name="ce6">
            <text:p>4,676<text:s/></text:p>
          </table:table-cell>
          <table:table-cell table:number-columns-repeated="16264"/>
        </table:table-row>
        <table:table-row table:style-name="ro2">
          <table:table-cell office:value-type="date" office:date-value="2022-09-08T00:00:00" table:style-name="ce5">
            <text:p>2022/9/8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38024" table:style-name="ce6">
            <text:p>38,024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147782" table:style-name="ce6">
            <text:p>147,782<text:s/></text:p>
          </table:table-cell>
          <table:table-cell office:value-type="float" office:value="41200" table:style-name="ce6">
            <text:p>41,200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38712" table:style-name="ce6">
            <text:p>38,712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52176" table:style-name="ce6">
            <text:p>52,176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30690" table:style-name="ce6">
            <text:p>30,690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58535" table:style-name="ce6">
            <text:p>58,535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723" table:style-name="ce6">
            <text:p>4,723<text:s/></text:p>
          </table:table-cell>
          <table:table-cell table:number-columns-repeated="16264"/>
        </table:table-row>
        <table:table-row table:style-name="ro2">
          <table:table-cell office:value-type="date" office:date-value="2022-09-09T00:00:00" table:style-name="ce5">
            <text:p>2022/9/9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19255" table:style-name="ce6">
            <text:p>119,255<text:s/></text:p>
          </table:table-cell>
          <table:table-cell office:value-type="float" office:value="35402" table:style-name="ce6">
            <text:p>35,40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36052" table:style-name="ce6">
            <text:p>36,052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29650" table:style-name="ce6">
            <text:p>29,650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48173" table:style-name="ce6">
            <text:p>48,173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42166" table:style-name="ce6">
            <text:p>42,166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567" table:style-name="ce6">
            <text:p>2,567<text:s/></text:p>
          </table:table-cell>
          <table:table-cell table:number-columns-repeated="16264"/>
        </table:table-row>
        <table:table-row table:style-name="ro2">
          <table:table-cell office:value-type="date" office:date-value="2022-09-10T00:00:00" table:style-name="ce5">
            <text:p>2022/9/10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87203" table:style-name="ce6">
            <text:p>87,203<text:s/></text:p>
          </table:table-cell>
          <table:table-cell office:value-type="float" office:value="31767" table:style-name="ce6">
            <text:p>31,767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9594" table:style-name="ce6">
            <text:p>29,594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47109" table:style-name="ce6">
            <text:p>47,109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366" table:style-name="ce6">
            <text:p>2,366<text:s/></text:p>
          </table:table-cell>
          <table:table-cell table:number-columns-repeated="16264"/>
        </table:table-row>
        <table:table-row table:style-name="ro2">
          <table:table-cell office:value-type="date" office:date-value="2022-09-11T00:00:00" table:style-name="ce5">
            <text:p>2022/9/11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91290" table:style-name="ce6">
            <text:p>91,290<text:s/></text:p>
          </table:table-cell>
          <table:table-cell office:value-type="float" office:value="27359" table:style-name="ce6">
            <text:p>27,359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241" table:style-name="ce6">
            <text:p>2,241<text:s/></text:p>
          </table:table-cell>
          <table:table-cell table:number-columns-repeated="16264"/>
        </table:table-row>
        <table:table-row table:style-name="ro2">
          <table:table-cell office:value-type="date" office:date-value="2022-09-12T00:00:00" table:style-name="ce5">
            <text:p>2022/9/12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35907" table:style-name="ce6">
            <text:p>35,907<text:s/></text:p>
          </table:table-cell>
          <table:table-cell office:value-type="float" office:value="30587" table:style-name="ce6">
            <text:p>30,587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95646" table:style-name="ce6">
            <text:p>95,646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25502" table:style-name="ce6">
            <text:p>25,502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33137" table:style-name="ce6">
            <text:p>33,137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41945" table:style-name="ce6">
            <text:p>41,945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49417" table:style-name="ce6">
            <text:p>49,417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567" table:style-name="ce6">
            <text:p>4,567<text:s/></text:p>
          </table:table-cell>
          <table:table-cell table:number-columns-repeated="16264"/>
        </table:table-row>
        <table:table-row table:style-name="ro2">
          <table:table-cell office:value-type="date" office:date-value="2022-09-13T00:00:00" table:style-name="ce5">
            <text:p>2022/9/13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95147" table:style-name="ce6">
            <text:p>95,147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43567" table:style-name="ce6">
            <text:p>43,567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50692" table:style-name="ce6">
            <text:p>50,692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473" table:style-name="ce6">
            <text:p>34,473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5330" table:style-name="ce6">
            <text:p>15,330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695" table:style-name="ce6">
            <text:p>4,695<text:s/></text:p>
          </table:table-cell>
          <table:table-cell table:number-columns-repeated="16264"/>
        </table:table-row>
        <table:table-row table:style-name="ro2">
          <table:table-cell office:value-type="date" office:date-value="2022-09-14T00:00:00" table:style-name="ce5">
            <text:p>2022/9/14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37669" table:style-name="ce6">
            <text:p>37,669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33382" table:style-name="ce6">
            <text:p>33,38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99739" table:style-name="ce6">
            <text:p>99,739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33573" table:style-name="ce6">
            <text:p>33,573<text:s/></text:p>
          </table:table-cell>
          <table:table-cell office:value-type="float" office:value="35231" table:style-name="ce6">
            <text:p>35,231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46676" table:style-name="ce6">
            <text:p>46,676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29957" table:style-name="ce6">
            <text:p>29,957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53004" table:style-name="ce6">
            <text:p>53,004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639" table:style-name="ce6">
            <text:p>4,639<text:s/></text:p>
          </table:table-cell>
          <table:table-cell table:number-columns-repeated="16264"/>
        </table:table-row>
        <table:table-row table:style-name="ro2">
          <table:table-cell office:value-type="date" office:date-value="2022-09-15T00:00:00" table:style-name="ce5">
            <text:p>2022/9/15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37799" table:style-name="ce6">
            <text:p>37,799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04029" table:style-name="ce6">
            <text:p>104,029<text:s/></text:p>
          </table:table-cell>
          <table:table-cell office:value-type="float" office:value="36473" table:style-name="ce6">
            <text:p>36,473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9804" table:style-name="ce6">
            <text:p>19,80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7621" table:style-name="ce6">
            <text:p>27,621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27583" table:style-name="ce6">
            <text:p>27,583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33943" table:style-name="ce6">
            <text:p>33,943<text:s/></text:p>
          </table:table-cell>
          <table:table-cell office:value-type="float" office:value="34933" table:style-name="ce6">
            <text:p>34,933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45513" table:style-name="ce6">
            <text:p>45,513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53884" table:style-name="ce6">
            <text:p>53,884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33947" table:style-name="ce6">
            <text:p>33,947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585" table:style-name="ce6">
            <text:p>4,585<text:s/></text:p>
          </table:table-cell>
          <table:table-cell table:number-columns-repeated="16264"/>
        </table:table-row>
        <table:table-row table:style-name="ro2">
          <table:table-cell office:value-type="date" office:date-value="2022-09-16T00:00:00" table:style-name="ce5">
            <text:p>2022/9/16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39654" table:style-name="ce6">
            <text:p>39,654<text:s/></text:p>
          </table:table-cell>
          <table:table-cell office:value-type="float" office:value="40336" table:style-name="ce6">
            <text:p>40,336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9733" table:style-name="ce6">
            <text:p>29,733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35705" table:style-name="ce6">
            <text:p>135,705<text:s/></text:p>
          </table:table-cell>
          <table:table-cell office:value-type="float" office:value="44440" table:style-name="ce6">
            <text:p>44,440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9515" table:style-name="ce6">
            <text:p>29,515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21876" table:style-name="ce6">
            <text:p>21,876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36016" table:style-name="ce6">
            <text:p>36,016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55256" table:style-name="ce6">
            <text:p>55,256<text:s/></text:p>
          </table:table-cell>
          <table:table-cell office:value-type="float" office:value="22657" table:style-name="ce6">
            <text:p>22,657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63322" table:style-name="ce6">
            <text:p>63,322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35657" table:style-name="ce6">
            <text:p>35,657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861" table:style-name="ce6">
            <text:p>4,861<text:s/></text:p>
          </table:table-cell>
          <table:table-cell table:number-columns-repeated="16264"/>
        </table:table-row>
        <table:table-row table:style-name="ro2">
          <table:table-cell office:value-type="date" office:date-value="2022-09-17T00:00:00" table:style-name="ce5">
            <text:p>2022/9/17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37631" table:style-name="ce6">
            <text:p>37,631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21273" table:style-name="ce6">
            <text:p>121,273<text:s/></text:p>
          </table:table-cell>
          <table:table-cell office:value-type="float" office:value="45647" table:style-name="ce6">
            <text:p>45,64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31932" table:style-name="ce6">
            <text:p>31,932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63535" table:style-name="ce6">
            <text:p>63,535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31299" table:style-name="ce6">
            <text:p>31,299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55160" table:style-name="ce6">
            <text:p>55,160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2652" table:style-name="ce6">
            <text:p>2,652<text:s/></text:p>
          </table:table-cell>
          <table:table-cell table:number-columns-repeated="16264"/>
        </table:table-row>
        <table:table-row table:style-name="ro2">
          <table:table-cell office:value-type="date" office:date-value="2022-09-18T00:00:00" table:style-name="ce5">
            <text:p>2022/9/18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7212" table:style-name="ce6">
            <text:p>27,212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09927" table:style-name="ce6">
            <text:p>109,927<text:s/></text:p>
          </table:table-cell>
          <table:table-cell office:value-type="float" office:value="35291" table:style-name="ce6">
            <text:p>35,291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47717" table:style-name="ce6">
            <text:p>47,717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42729" table:style-name="ce6">
            <text:p>42,729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2483" table:style-name="ce6">
            <text:p>2,483<text:s/></text:p>
          </table:table-cell>
          <table:table-cell table:number-columns-repeated="16264"/>
        </table:table-row>
        <table:table-row table:style-name="ro2">
          <table:table-cell office:value-type="date" office:date-value="2022-09-19T00:00:00" table:style-name="ce5">
            <text:p>2022/9/19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35255" table:style-name="ce6">
            <text:p>35,255<text:s/></text:p>
          </table:table-cell>
          <table:table-cell office:value-type="float" office:value="30894" table:style-name="ce6">
            <text:p>30,894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95793" table:style-name="ce6">
            <text:p>95,793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7524" table:style-name="ce6">
            <text:p>27,52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32021" table:style-name="ce6">
            <text:p>32,021<text:s/></text:p>
          </table:table-cell>
          <table:table-cell office:value-type="float" office:value="33476" table:style-name="ce6">
            <text:p>33,476<text:s/></text:p>
          </table:table-cell>
          <table:table-cell office:value-type="float" office:value="23249" table:style-name="ce6">
            <text:p>23,249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9224" table:style-name="ce6">
            <text:p>49,224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611" table:style-name="ce6">
            <text:p>4,611<text:s/></text:p>
          </table:table-cell>
          <table:table-cell table:number-columns-repeated="16264"/>
        </table:table-row>
        <table:table-row table:style-name="ro2">
          <table:table-cell office:value-type="date" office:date-value="2022-09-20T00:00:00" table:style-name="ce5">
            <text:p>2022/9/20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6912" table:style-name="ce6">
            <text:p>36,912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96553" table:style-name="ce6">
            <text:p>96,553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0617" table:style-name="ce6">
            <text:p>20,617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34536" table:style-name="ce6">
            <text:p>34,536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44333" table:style-name="ce6">
            <text:p>44,333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51582" table:style-name="ce6">
            <text:p>51,582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3515" table:style-name="ce6">
            <text:p>33,515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2-09-21T00:00:00" table:style-name="ce5">
            <text:p>2022/9/21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7488" table:style-name="ce6">
            <text:p>37,488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98246" table:style-name="ce6">
            <text:p>98,246<text:s/></text:p>
          </table:table-cell>
          <table:table-cell office:value-type="float" office:value="36308" table:style-name="ce6">
            <text:p>36,30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33567" table:style-name="ce6">
            <text:p>33,567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45723" table:style-name="ce6">
            <text:p>45,723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51978" table:style-name="ce6">
            <text:p>51,978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33786" table:style-name="ce6">
            <text:p>33,786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709" table:style-name="ce6">
            <text:p>4,709<text:s/></text:p>
          </table:table-cell>
          <table:table-cell table:number-columns-repeated="16264"/>
        </table:table-row>
        <table:table-row table:style-name="ro2">
          <table:table-cell office:value-type="date" office:date-value="2022-09-22T00:00:00" table:style-name="ce5">
            <text:p>2022/9/22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37481" table:style-name="ce6">
            <text:p>37,481<text:s/></text:p>
          </table:table-cell>
          <table:table-cell office:value-type="float" office:value="33897" table:style-name="ce6">
            <text:p>33,897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101251" table:style-name="ce6">
            <text:p>101,251<text:s/></text:p>
          </table:table-cell>
          <table:table-cell office:value-type="float" office:value="37251" table:style-name="ce6">
            <text:p>37,251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34639" table:style-name="ce6">
            <text:p>34,639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45041" table:style-name="ce6">
            <text:p>45,041<text:s/></text:p>
          </table:table-cell>
          <table:table-cell office:value-type="float" office:value="21513" table:style-name="ce6">
            <text:p>21,513<text:s/></text:p>
          </table:table-cell>
          <table:table-cell office:value-type="float" office:value="28909" table:style-name="ce6">
            <text:p>28,909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54676" table:style-name="ce6">
            <text:p>54,67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569" table:style-name="ce6">
            <text:p>4,569<text:s/></text:p>
          </table:table-cell>
          <table:table-cell table:number-columns-repeated="16264"/>
        </table:table-row>
        <table:table-row table:style-name="ro2">
          <table:table-cell office:value-type="date" office:date-value="2022-09-23T00:00:00" table:style-name="ce5">
            <text:p>2022/9/23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39964" table:style-name="ce6">
            <text:p>39,964<text:s/></text:p>
          </table:table-cell>
          <table:table-cell office:value-type="float" office:value="42291" table:style-name="ce6">
            <text:p>42,291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25323" table:style-name="ce6">
            <text:p>25,32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2328" table:style-name="ce6">
            <text:p>32,328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33116" table:style-name="ce6">
            <text:p>133,116<text:s/></text:p>
          </table:table-cell>
          <table:table-cell office:value-type="float" office:value="44192" table:style-name="ce6">
            <text:p>44,192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27901" table:style-name="ce6">
            <text:p>27,901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29621" table:style-name="ce6">
            <text:p>29,62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35608" table:style-name="ce6">
            <text:p>35,608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54385" table:style-name="ce6">
            <text:p>54,385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31663" table:style-name="ce6">
            <text:p>31,663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63959" table:style-name="ce6">
            <text:p>63,95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4895" table:style-name="ce6">
            <text:p>4,895<text:s/></text:p>
          </table:table-cell>
          <table:table-cell table:number-columns-repeated="16264"/>
        </table:table-row>
        <table:table-row table:style-name="ro2">
          <table:table-cell office:value-type="date" office:date-value="2022-09-24T00:00:00" table:style-name="ce5">
            <text:p>2022/9/24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17533" table:style-name="ce6">
            <text:p>117,533<text:s/></text:p>
          </table:table-cell>
          <table:table-cell office:value-type="float" office:value="47152" table:style-name="ce6">
            <text:p>47,152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59216" table:style-name="ce6">
            <text:p>59,21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54518" table:style-name="ce6">
            <text:p>54,518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2-09-25T00:00:00" table:style-name="ce5">
            <text:p>2022/9/25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7629" table:style-name="ce6">
            <text:p>107,629<text:s/></text:p>
          </table:table-cell>
          <table:table-cell office:value-type="float" office:value="36618" table:style-name="ce6">
            <text:p>36,618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46439" table:style-name="ce6">
            <text:p>46,439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718" table:style-name="ce6">
            <text:p>2,718<text:s/></text:p>
          </table:table-cell>
          <table:table-cell table:number-columns-repeated="16264"/>
        </table:table-row>
        <table:table-row table:style-name="ro2">
          <table:table-cell office:value-type="date" office:date-value="2022-09-26T00:00:00" table:style-name="ce5">
            <text:p>2022/9/26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5785" table:style-name="ce6">
            <text:p>35,785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96982" table:style-name="ce6">
            <text:p>96,982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32847" table:style-name="ce6">
            <text:p>32,847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42726" table:style-name="ce6">
            <text:p>42,726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50746" table:style-name="ce6">
            <text:p>50,746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2427" table:style-name="ce6">
            <text:p>32,427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480" table:style-name="ce6">
            <text:p>4,480<text:s/></text:p>
          </table:table-cell>
          <table:table-cell table:number-columns-repeated="16264"/>
        </table:table-row>
        <table:table-row table:style-name="ro2">
          <table:table-cell office:value-type="date" office:date-value="2022-09-27T00:00:00" table:style-name="ce5">
            <text:p>2022/9/27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37565" table:style-name="ce6">
            <text:p>37,565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1334" table:style-name="ce6">
            <text:p>31,334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97463" table:style-name="ce6">
            <text:p>97,463<text:s/></text:p>
          </table:table-cell>
          <table:table-cell office:value-type="float" office:value="35080" table:style-name="ce6">
            <text:p>35,080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33107" table:style-name="ce6">
            <text:p>33,107<text:s/></text:p>
          </table:table-cell>
          <table:table-cell office:value-type="float" office:value="34619" table:style-name="ce6">
            <text:p>34,619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44219" table:style-name="ce6">
            <text:p>44,219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27442" table:style-name="ce6">
            <text:p>27,442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2276" table:style-name="ce6">
            <text:p>52,276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764" table:style-name="ce6">
            <text:p>4,764<text:s/></text:p>
          </table:table-cell>
          <table:table-cell table:number-columns-repeated="16264"/>
        </table:table-row>
        <table:table-row table:style-name="ro2">
          <table:table-cell office:value-type="date" office:date-value="2022-09-28T00:00:00" table:style-name="ce5">
            <text:p>2022/9/28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37698" table:style-name="ce6">
            <text:p>37,698<text:s/></text:p>
          </table:table-cell>
          <table:table-cell office:value-type="float" office:value="34117" table:style-name="ce6">
            <text:p>34,117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99462" table:style-name="ce6">
            <text:p>99,462<text:s/></text:p>
          </table:table-cell>
          <table:table-cell office:value-type="float" office:value="37044" table:style-name="ce6">
            <text:p>37,044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8483" table:style-name="ce6">
            <text:p>28,483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33859" table:style-name="ce6">
            <text:p>33,859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46087" table:style-name="ce6">
            <text:p>46,087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53982" table:style-name="ce6">
            <text:p>53,982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3791" table:style-name="ce6">
            <text:p>33,791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801" table:style-name="ce6">
            <text:p>4,801<text:s/></text:p>
          </table:table-cell>
          <table:table-cell table:number-columns-repeated="16264"/>
        </table:table-row>
        <table:table-row table:style-name="ro2">
          <table:table-cell office:value-type="date" office:date-value="2022-09-29T00:00:00" table:style-name="ce5">
            <text:p>2022/9/29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7803" table:style-name="ce6">
            <text:p>37,803<text:s/></text:p>
          </table:table-cell>
          <table:table-cell office:value-type="float" office:value="33492" table:style-name="ce6">
            <text:p>33,492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4211" table:style-name="ce6">
            <text:p>14,211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100357" table:style-name="ce6">
            <text:p>100,357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44585" table:style-name="ce6">
            <text:p>44,585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55183" table:style-name="ce6">
            <text:p>55,183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722" table:style-name="ce6">
            <text:p>4,722<text:s/></text:p>
          </table:table-cell>
          <table:table-cell table:number-columns-repeated="16264"/>
        </table:table-row>
        <table:table-row table:style-name="ro2">
          <table:table-cell office:value-type="date" office:date-value="2022-09-30T00:00:00" table:style-name="ce5">
            <text:p>2022/9/30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40036" table:style-name="ce6">
            <text:p>40,036<text:s/></text:p>
          </table:table-cell>
          <table:table-cell office:value-type="float" office:value="39944" table:style-name="ce6">
            <text:p>39,944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131106" table:style-name="ce6">
            <text:p>131,106<text:s/></text:p>
          </table:table-cell>
          <table:table-cell office:value-type="float" office:value="44617" table:style-name="ce6">
            <text:p>44,617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5386" table:style-name="ce6">
            <text:p>25,386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24529" table:style-name="ce6">
            <text:p>24,529<text:s/></text:p>
          </table:table-cell>
          <table:table-cell office:value-type="float" office:value="37843" table:style-name="ce6">
            <text:p>37,843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54749" table:style-name="ce6">
            <text:p>54,749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62481" table:style-name="ce6">
            <text:p>62,481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5657" table:style-name="ce6">
            <text:p>35,657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4965" table:style-name="ce6">
            <text:p>4,96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9-01T00:00:00" table:style-name="ce5">
            <text:p>2022/9/1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36130" table:style-name="ce6">
            <text:p>36,130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02793" table:style-name="ce6">
            <text:p>102,793<text:s/></text:p>
          </table:table-cell>
          <table:table-cell office:value-type="float" office:value="35938" table:style-name="ce6">
            <text:p>35,938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32279" table:style-name="ce6">
            <text:p>32,279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45165" table:style-name="ce6">
            <text:p>45,165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51478" table:style-name="ce6">
            <text:p>51,478<text:s/></text:p>
          </table:table-cell>
          <table:table-cell office:value-type="float" office:value="17888" table:style-name="ce6">
            <text:p>17,888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604" table:style-name="ce6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9-02T00:00:00" table:style-name="ce5">
            <text:p>2022/9/2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37011" table:style-name="ce6">
            <text:p>37,011<text:s/></text:p>
          </table:table-cell>
          <table:table-cell office:value-type="float" office:value="38632" table:style-name="ce6">
            <text:p>38,632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27729" table:style-name="ce6">
            <text:p>27,729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11181" table:style-name="ce6">
            <text:p>111,181<text:s/></text:p>
          </table:table-cell>
          <table:table-cell office:value-type="float" office:value="38062" table:style-name="ce6">
            <text:p>38,062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46521" table:style-name="ce6">
            <text:p>46,521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54188" table:style-name="ce6">
            <text:p>54,188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4177" table:style-name="ce6">
            <text:p>34,177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831" table:style-name="ce6">
            <text:p>4,831<text:s/></text:p>
          </table:table-cell>
          <table:table-cell table:number-columns-repeated="16264"/>
        </table:table-row>
        <table:table-row table:style-name="ro2">
          <table:table-cell office:value-type="date" office:date-value="2022-09-03T00:00:00" table:style-name="ce5">
            <text:p>2022/9/3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87740" table:style-name="ce6">
            <text:p>87,740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38132" table:style-name="ce6">
            <text:p>38,132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4915" table:style-name="ce6">
            <text:p>34,91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307" table:style-name="ce6">
            <text:p>2,307<text:s/></text:p>
          </table:table-cell>
          <table:table-cell table:number-columns-repeated="16264"/>
        </table:table-row>
        <table:table-row table:style-name="ro2">
          <table:table-cell office:value-type="date" office:date-value="2022-09-04T00:00:00" table:style-name="ce5">
            <text:p>2022/9/4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93152" table:style-name="ce6">
            <text:p>93,152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35894" table:style-name="ce6">
            <text:p>35,89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2681" table:style-name="ce6">
            <text:p>32,681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034" table:style-name="ce6">
            <text:p>2,034<text:s/></text:p>
          </table:table-cell>
          <table:table-cell table:number-columns-repeated="16264"/>
        </table:table-row>
        <table:table-row table:style-name="ro2">
          <table:table-cell office:value-type="date" office:date-value="2022-09-05T00:00:00" table:style-name="ce5">
            <text:p>2022/9/5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4783" table:style-name="ce6">
            <text:p>34,783<text:s/></text:p>
          </table:table-cell>
          <table:table-cell office:value-type="float" office:value="34106" table:style-name="ce6">
            <text:p>34,106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05508" table:style-name="ce6">
            <text:p>105,508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45970" table:style-name="ce6">
            <text:p>45,970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49722" table:style-name="ce6">
            <text:p>49,722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2909" table:style-name="ce6">
            <text:p>32,90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445" table:style-name="ce6">
            <text:p>4,445<text:s/></text:p>
          </table:table-cell>
          <table:table-cell table:number-columns-repeated="16264"/>
        </table:table-row>
        <table:table-row table:style-name="ro2">
          <table:table-cell office:value-type="date" office:date-value="2022-09-06T00:00:00" table:style-name="ce5">
            <text:p>2022/9/6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36463" table:style-name="ce6">
            <text:p>36,463<text:s/></text:p>
          </table:table-cell>
          <table:table-cell office:value-type="float" office:value="36549" table:style-name="ce6">
            <text:p>36,549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3165" table:style-name="ce6">
            <text:p>103,165<text:s/></text:p>
          </table:table-cell>
          <table:table-cell office:value-type="float" office:value="36815" table:style-name="ce6">
            <text:p>36,81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7860" table:style-name="ce6">
            <text:p>27,860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51185" table:style-name="ce6">
            <text:p>51,185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34517" table:style-name="ce6">
            <text:p>34,517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638" table:style-name="ce6">
            <text:p>4,638<text:s/></text:p>
          </table:table-cell>
          <table:table-cell table:number-columns-repeated="16264"/>
        </table:table-row>
        <table:table-row table:style-name="ro2">
          <table:table-cell office:value-type="date" office:date-value="2022-09-07T00:00:00" table:style-name="ce5">
            <text:p>2022/9/7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35522" table:style-name="ce6">
            <text:p>35,522<text:s/></text:p>
          </table:table-cell>
          <table:table-cell office:value-type="float" office:value="36682" table:style-name="ce6">
            <text:p>36,682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5486" table:style-name="ce6">
            <text:p>25,486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04792" table:style-name="ce6">
            <text:p>104,792<text:s/></text:p>
          </table:table-cell>
          <table:table-cell office:value-type="float" office:value="37790" table:style-name="ce6">
            <text:p>37,790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30611" table:style-name="ce6">
            <text:p>30,611<text:s/></text:p>
          </table:table-cell>
          <table:table-cell office:value-type="float" office:value="34502" table:style-name="ce6">
            <text:p>34,502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48024" table:style-name="ce6">
            <text:p>48,024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27939" table:style-name="ce6">
            <text:p>27,939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50915" table:style-name="ce6">
            <text:p>50,915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688" table:style-name="ce6">
            <text:p>4,688<text:s/></text:p>
          </table:table-cell>
          <table:table-cell table:number-columns-repeated="16264"/>
        </table:table-row>
        <table:table-row table:style-name="ro2">
          <table:table-cell office:value-type="date" office:date-value="2022-09-08T00:00:00" table:style-name="ce5">
            <text:p>2022/9/8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35632" table:style-name="ce6">
            <text:p>35,632<text:s/></text:p>
          </table:table-cell>
          <table:table-cell office:value-type="float" office:value="38979" table:style-name="ce6">
            <text:p>38,979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15207" table:style-name="ce6">
            <text:p>115,207<text:s/></text:p>
          </table:table-cell>
          <table:table-cell office:value-type="float" office:value="39813" table:style-name="ce6">
            <text:p>39,813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35460" table:style-name="ce6">
            <text:p>35,46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33463" table:style-name="ce6">
            <text:p>33,463<text:s/></text:p>
          </table:table-cell>
          <table:table-cell office:value-type="float" office:value="34785" table:style-name="ce6">
            <text:p>34,785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50951" table:style-name="ce6">
            <text:p>50,951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29015" table:style-name="ce6">
            <text:p>29,015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54130" table:style-name="ce6">
            <text:p>54,130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20566" table:style-name="ce6">
            <text:p>20,566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721" table:style-name="ce6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2-09-09T00:00:00" table:style-name="ce5">
            <text:p>2022/9/9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31212" table:style-name="ce6">
            <text:p>31,212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95206" table:style-name="ce6">
            <text:p>95,206<text:s/></text:p>
          </table:table-cell>
          <table:table-cell office:value-type="float" office:value="34433" table:style-name="ce6">
            <text:p>34,433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2362" table:style-name="ce6">
            <text:p>42,362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46499" table:style-name="ce6">
            <text:p>46,499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39568" table:style-name="ce6">
            <text:p>39,568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589" table:style-name="ce6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2-09-10T00:00:00" table:style-name="ce5">
            <text:p>2022/9/10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93982" table:style-name="ce6">
            <text:p>93,982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33151" table:style-name="ce6">
            <text:p>33,151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45681" table:style-name="ce6">
            <text:p>45,68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6519" table:style-name="ce6">
            <text:p>36,51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250" table:style-name="ce6">
            <text:p>2,250<text:s/></text:p>
          </table:table-cell>
          <table:table-cell table:number-columns-repeated="16264"/>
        </table:table-row>
        <table:table-row table:style-name="ro2">
          <table:table-cell office:value-type="date" office:date-value="2022-09-11T00:00:00" table:style-name="ce5">
            <text:p>2022/9/11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137146" table:style-name="ce6">
            <text:p>137,146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4575" table:style-name="ce6">
            <text:p>34,575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2-09-12T00:00:00" table:style-name="ce5">
            <text:p>2022/9/12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31321" table:style-name="ce6">
            <text:p>31,321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16886" table:style-name="ce6">
            <text:p>116,886<text:s/></text:p>
          </table:table-cell>
          <table:table-cell office:value-type="float" office:value="31250" table:style-name="ce6">
            <text:p>31,250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30428" table:style-name="ce6">
            <text:p>30,428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41629" table:style-name="ce6">
            <text:p>41,629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47991" table:style-name="ce6">
            <text:p>47,991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2605" table:style-name="ce6">
            <text:p>32,605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23261" table:style-name="ce6">
            <text:p>23,261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2-09-13T00:00:00" table:style-name="ce5">
            <text:p>2022/9/13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28406" table:style-name="ce6">
            <text:p>28,406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30299" table:style-name="ce6">
            <text:p>30,299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99894" table:style-name="ce6">
            <text:p>99,894<text:s/></text:p>
          </table:table-cell>
          <table:table-cell office:value-type="float" office:value="33663" table:style-name="ce6">
            <text:p>33,663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29497" table:style-name="ce6">
            <text:p>29,497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43377" table:style-name="ce6">
            <text:p>43,377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49207" table:style-name="ce6">
            <text:p>49,207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3639" table:style-name="ce6">
            <text:p>33,639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447" table:style-name="ce6">
            <text:p>4,447<text:s/></text:p>
          </table:table-cell>
          <table:table-cell table:number-columns-repeated="16264"/>
        </table:table-row>
        <table:table-row table:style-name="ro2">
          <table:table-cell office:value-type="date" office:date-value="2022-09-14T00:00:00" table:style-name="ce5">
            <text:p>2022/9/14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0513" table:style-name="ce6">
            <text:p>30,513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101031" table:style-name="ce6">
            <text:p>101,031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29862" table:style-name="ce6">
            <text:p>29,86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29789" table:style-name="ce6">
            <text:p>29,789<text:s/></text:p>
          </table:table-cell>
          <table:table-cell office:value-type="float" office:value="36081" table:style-name="ce6">
            <text:p>36,081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30110" table:style-name="ce6">
            <text:p>30,110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50457" table:style-name="ce6">
            <text:p>50,457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534" table:style-name="ce6">
            <text:p>4,534<text:s/></text:p>
          </table:table-cell>
          <table:table-cell table:number-columns-repeated="16264"/>
        </table:table-row>
        <table:table-row table:style-name="ro2">
          <table:table-cell office:value-type="date" office:date-value="2022-09-15T00:00:00" table:style-name="ce5">
            <text:p>2022/9/15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36165" table:style-name="ce6">
            <text:p>36,165<text:s/></text:p>
          </table:table-cell>
          <table:table-cell office:value-type="float" office:value="34871" table:style-name="ce6">
            <text:p>34,871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103040" table:style-name="ce6">
            <text:p>103,040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5711" table:style-name="ce6">
            <text:p>35,711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45610" table:style-name="ce6">
            <text:p>45,610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51759" table:style-name="ce6">
            <text:p>51,759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2-09-16T00:00:00" table:style-name="ce5">
            <text:p>2022/9/16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40366" table:style-name="ce6">
            <text:p>40,366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37494" table:style-name="ce6">
            <text:p>37,494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125215" table:style-name="ce6">
            <text:p>125,215<text:s/></text:p>
          </table:table-cell>
          <table:table-cell office:value-type="float" office:value="42510" table:style-name="ce6">
            <text:p>42,510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6991" table:style-name="ce6">
            <text:p>26,991<text:s/></text:p>
          </table:table-cell>
          <table:table-cell office:value-type="float" office:value="27131" table:style-name="ce6">
            <text:p>27,131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7775" table:style-name="ce6">
            <text:p>27,775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37549" table:style-name="ce6">
            <text:p>37,549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53277" table:style-name="ce6">
            <text:p>53,27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33251" table:style-name="ce6">
            <text:p>33,251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60237" table:style-name="ce6">
            <text:p>60,237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30034" table:style-name="ce6">
            <text:p>30,034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4050" table:style-name="ce6">
            <text:p>34,050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980" table:style-name="ce6">
            <text:p>4,980<text:s/></text:p>
          </table:table-cell>
          <table:table-cell table:number-columns-repeated="16264"/>
        </table:table-row>
        <table:table-row table:style-name="ro2">
          <table:table-cell office:value-type="date" office:date-value="2022-09-17T00:00:00" table:style-name="ce5">
            <text:p>2022/9/17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38104" table:style-name="ce6">
            <text:p>38,104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5862" table:style-name="ce6">
            <text:p>25,86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1885" table:style-name="ce6">
            <text:p>121,885<text:s/></text:p>
          </table:table-cell>
          <table:table-cell office:value-type="float" office:value="43807" table:style-name="ce6">
            <text:p>43,807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9935" table:style-name="ce6">
            <text:p>29,935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60524" table:style-name="ce6">
            <text:p>60,524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53675" table:style-name="ce6">
            <text:p>53,675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636" table:style-name="ce6">
            <text:p>2,636<text:s/></text:p>
          </table:table-cell>
          <table:table-cell table:number-columns-repeated="16264"/>
        </table:table-row>
        <table:table-row table:style-name="ro2">
          <table:table-cell office:value-type="date" office:date-value="2022-09-18T00:00:00" table:style-name="ce5">
            <text:p>2022/9/18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19042" table:style-name="ce6">
            <text:p>119,042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32579" table:style-name="ce6">
            <text:p>32,579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49168" table:style-name="ce6">
            <text:p>49,16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45484" table:style-name="ce6">
            <text:p>45,484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301" table:style-name="ce6">
            <text:p>2,301<text:s/></text:p>
          </table:table-cell>
          <table:table-cell table:number-columns-repeated="16264"/>
        </table:table-row>
        <table:table-row table:style-name="ro2">
          <table:table-cell office:value-type="date" office:date-value="2022-09-19T00:00:00" table:style-name="ce5">
            <text:p>2022/9/19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3639" table:style-name="ce6">
            <text:p>33,639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02114" table:style-name="ce6">
            <text:p>102,114<text:s/></text:p>
          </table:table-cell>
          <table:table-cell office:value-type="float" office:value="32576" table:style-name="ce6">
            <text:p>32,576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29348" table:style-name="ce6">
            <text:p>29,34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33790" table:style-name="ce6">
            <text:p>33,790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43019" table:style-name="ce6">
            <text:p>43,019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47528" table:style-name="ce6">
            <text:p>47,528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446" table:style-name="ce6">
            <text:p>4,446<text:s/></text:p>
          </table:table-cell>
          <table:table-cell table:number-columns-repeated="16264"/>
        </table:table-row>
        <table:table-row table:style-name="ro2">
          <table:table-cell office:value-type="date" office:date-value="2022-09-20T00:00:00" table:style-name="ce5">
            <text:p>2022/9/20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5252" table:style-name="ce6">
            <text:p>35,252<text:s/></text:p>
          </table:table-cell>
          <table:table-cell office:value-type="float" office:value="33454" table:style-name="ce6">
            <text:p>33,454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8134" table:style-name="ce6">
            <text:p>28,134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30271" table:style-name="ce6">
            <text:p>30,271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98437" table:style-name="ce6">
            <text:p>98,437<text:s/></text:p>
          </table:table-cell>
          <table:table-cell office:value-type="float" office:value="33641" table:style-name="ce6">
            <text:p>33,641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35408" table:style-name="ce6">
            <text:p>35,408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44079" table:style-name="ce6">
            <text:p>44,079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28070" table:style-name="ce6">
            <text:p>28,070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49209" table:style-name="ce6">
            <text:p>49,209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2831" table:style-name="ce6">
            <text:p>32,831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567" table:style-name="ce6">
            <text:p>4,567<text:s/></text:p>
          </table:table-cell>
          <table:table-cell table:number-columns-repeated="16264"/>
        </table:table-row>
        <table:table-row table:style-name="ro2">
          <table:table-cell office:value-type="date" office:date-value="2022-09-21T00:00:00" table:style-name="ce5">
            <text:p>2022/9/21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35393" table:style-name="ce6">
            <text:p>35,393<text:s/></text:p>
          </table:table-cell>
          <table:table-cell office:value-type="float" office:value="34688" table:style-name="ce6">
            <text:p>34,688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28407" table:style-name="ce6">
            <text:p>28,407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98587" table:style-name="ce6">
            <text:p>98,587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0524" table:style-name="ce6">
            <text:p>30,52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45621" table:style-name="ce6">
            <text:p>45,621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29003" table:style-name="ce6">
            <text:p>29,003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50239" table:style-name="ce6">
            <text:p>50,239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616" table:style-name="ce6">
            <text:p>4,616<text:s/></text:p>
          </table:table-cell>
          <table:table-cell table:number-columns-repeated="16264"/>
        </table:table-row>
        <table:table-row table:style-name="ro2">
          <table:table-cell office:value-type="date" office:date-value="2022-09-22T00:00:00" table:style-name="ce5">
            <text:p>2022/9/22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35744" table:style-name="ce6">
            <text:p>35,744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00135" table:style-name="ce6">
            <text:p>100,135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1093" table:style-name="ce6">
            <text:p>31,093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30081" table:style-name="ce6">
            <text:p>30,081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44893" table:style-name="ce6">
            <text:p>44,893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27107" table:style-name="ce6">
            <text:p>27,107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52706" table:style-name="ce6">
            <text:p>52,706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32814" table:style-name="ce6">
            <text:p>32,814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4462" table:style-name="ce6">
            <text:p>4,462<text:s/></text:p>
          </table:table-cell>
          <table:table-cell table:number-columns-repeated="16264"/>
        </table:table-row>
        <table:table-row table:style-name="ro2">
          <table:table-cell office:value-type="date" office:date-value="2022-09-23T00:00:00" table:style-name="ce5">
            <text:p>2022/9/23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36635" table:style-name="ce6">
            <text:p>36,635<text:s/></text:p>
          </table:table-cell>
          <table:table-cell office:value-type="float" office:value="40293" table:style-name="ce6">
            <text:p>40,293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8911" table:style-name="ce6">
            <text:p>28,911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30004" table:style-name="ce6">
            <text:p>30,00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20508" table:style-name="ce6">
            <text:p>120,508<text:s/></text:p>
          </table:table-cell>
          <table:table-cell office:value-type="float" office:value="42554" table:style-name="ce6">
            <text:p>42,554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33575" table:style-name="ce6">
            <text:p>33,575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52483" table:style-name="ce6">
            <text:p>52,483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31817" table:style-name="ce6">
            <text:p>31,817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60182" table:style-name="ce6">
            <text:p>60,182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33656" table:style-name="ce6">
            <text:p>33,656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885" table:style-name="ce6">
            <text:p>4,885<text:s/></text:p>
          </table:table-cell>
          <table:table-cell table:number-columns-repeated="16264"/>
        </table:table-row>
        <table:table-row table:style-name="ro2">
          <table:table-cell office:value-type="date" office:date-value="2022-09-24T00:00:00" table:style-name="ce5">
            <text:p>2022/9/24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38058" table:style-name="ce6">
            <text:p>38,058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8117" table:style-name="ce6">
            <text:p>118,117<text:s/></text:p>
          </table:table-cell>
          <table:table-cell office:value-type="float" office:value="45436" table:style-name="ce6">
            <text:p>45,436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9464" table:style-name="ce6">
            <text:p>29,464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18127" table:style-name="ce6">
            <text:p>18,12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56458" table:style-name="ce6">
            <text:p>56,458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53465" table:style-name="ce6">
            <text:p>53,46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2-09-25T00:00:00" table:style-name="ce5">
            <text:p>2022/9/25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20564" table:style-name="ce6">
            <text:p>120,564<text:s/></text:p>
          </table:table-cell>
          <table:table-cell office:value-type="float" office:value="36286" table:style-name="ce6">
            <text:p>36,28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48306" table:style-name="ce6">
            <text:p>48,306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44509" table:style-name="ce6">
            <text:p>44,509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541" table:style-name="ce6">
            <text:p>2,541<text:s/></text:p>
          </table:table-cell>
          <table:table-cell table:number-columns-repeated="16264"/>
        </table:table-row>
        <table:table-row table:style-name="ro2">
          <table:table-cell office:value-type="date" office:date-value="2022-09-26T00:00:00" table:style-name="ce5">
            <text:p>2022/9/26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103801" table:style-name="ce6">
            <text:p>103,801<text:s/></text:p>
          </table:table-cell>
          <table:table-cell office:value-type="float" office:value="32950" table:style-name="ce6">
            <text:p>32,950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22841" table:style-name="ce6">
            <text:p>22,841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34396" table:style-name="ce6">
            <text:p>34,396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43011" table:style-name="ce6">
            <text:p>43,011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48923" table:style-name="ce6">
            <text:p>48,923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31902" table:style-name="ce6">
            <text:p>31,902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467" table:style-name="ce6">
            <text:p>4,467<text:s/></text:p>
          </table:table-cell>
          <table:table-cell table:number-columns-repeated="16264"/>
        </table:table-row>
        <table:table-row table:style-name="ro2">
          <table:table-cell office:value-type="date" office:date-value="2022-09-27T00:00:00" table:style-name="ce5">
            <text:p>2022/9/27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8290" table:style-name="ce6">
            <text:p>28,290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2902" table:style-name="ce6">
            <text:p>22,90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20555" table:style-name="ce6">
            <text:p>20,555<text:s/></text:p>
          </table:table-cell>
          <table:table-cell office:value-type="float" office:value="99072" table:style-name="ce6">
            <text:p>99,072<text:s/></text:p>
          </table:table-cell>
          <table:table-cell office:value-type="float" office:value="34665" table:style-name="ce6">
            <text:p>34,665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50092" table:style-name="ce6">
            <text:p>50,092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32880" table:style-name="ce6">
            <text:p>32,880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609" table:style-name="ce6">
            <text:p>4,609<text:s/></text:p>
          </table:table-cell>
          <table:table-cell table:number-columns-repeated="16264"/>
        </table:table-row>
        <table:table-row table:style-name="ro2">
          <table:table-cell office:value-type="date" office:date-value="2022-09-28T00:00:00" table:style-name="ce5">
            <text:p>2022/9/28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35728" table:style-name="ce6">
            <text:p>35,728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8512" table:style-name="ce6">
            <text:p>28,51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100528" table:style-name="ce6">
            <text:p>100,528<text:s/></text:p>
          </table:table-cell>
          <table:table-cell office:value-type="float" office:value="36247" table:style-name="ce6">
            <text:p>36,247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24314" table:style-name="ce6">
            <text:p>24,314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0559" table:style-name="ce6">
            <text:p>30,55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45665" table:style-name="ce6">
            <text:p>45,665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52236" table:style-name="ce6">
            <text:p>52,236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2963" table:style-name="ce6">
            <text:p>32,963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597" table:style-name="ce6">
            <text:p>4,597<text:s/></text:p>
          </table:table-cell>
          <table:table-cell table:number-columns-repeated="16264"/>
        </table:table-row>
        <table:table-row table:style-name="ro2">
          <table:table-cell office:value-type="date" office:date-value="2022-09-29T00:00:00" table:style-name="ce5">
            <text:p>2022/9/29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0614" table:style-name="ce6">
            <text:p>30,614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99908" table:style-name="ce6">
            <text:p>99,908<text:s/></text:p>
          </table:table-cell>
          <table:table-cell office:value-type="float" office:value="36110" table:style-name="ce6">
            <text:p>36,11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30914" table:style-name="ce6">
            <text:p>30,914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35784" table:style-name="ce6">
            <text:p>35,78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44626" table:style-name="ce6">
            <text:p>44,626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53316" table:style-name="ce6">
            <text:p>53,31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32930" table:style-name="ce6">
            <text:p>32,930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663" table:style-name="ce6">
            <text:p>4,663<text:s/></text:p>
          </table:table-cell>
          <table:table-cell table:number-columns-repeated="16264"/>
        </table:table-row>
        <table:table-row table:style-name="ro2">
          <table:table-cell office:value-type="date" office:date-value="2022-09-30T00:00:00" table:style-name="ce5">
            <text:p>2022/9/30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36905" table:style-name="ce6">
            <text:p>36,905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9860" table:style-name="ce6">
            <text:p>29,860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32154" table:style-name="ce6">
            <text:p>32,154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20916" table:style-name="ce6">
            <text:p>120,916<text:s/></text:p>
          </table:table-cell>
          <table:table-cell office:value-type="float" office:value="43022" table:style-name="ce6">
            <text:p>43,022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5522" table:style-name="ce6">
            <text:p>35,52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34294" table:style-name="ce6">
            <text:p>34,294<text:s/></text:p>
          </table:table-cell>
          <table:table-cell office:value-type="float" office:value="37278" table:style-name="ce6">
            <text:p>37,278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52836" table:style-name="ce6">
            <text:p>52,836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59071" table:style-name="ce6">
            <text:p>59,071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1866" table:style-name="ce6">
            <text:p>21,866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4990" table:style-name="ce6">
            <text:p>4,99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0-07T07:53:05Z</meta:creation-date>
    <dc:date>2022-10-07T07:53:35Z</dc:date>
  </office:meta>
</office:document-meta>
</file>